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language="fr" fo:country="FR" officeooo:rsid="0013ef56" officeooo:paragraph-rsid="0013ef56"/>
    </style:style>
    <style:style style:name="P2" style:family="paragraph" style:parent-style-name="Standard">
      <style:paragraph-properties fo:text-align="center" style:justify-single-word="false"/>
      <style:text-properties style:font-name="DejaVu Sans" fo:language="fr" fo:country="FR" officeooo:rsid="0013ef56" officeooo:paragraph-rsid="0013ef56" style:font-size-asian="10.5pt"/>
    </style:style>
    <style:style style:name="P3" style:family="paragraph" style:parent-style-name="Standard">
      <style:paragraph-properties fo:text-align="start" style:justify-single-word="false"/>
      <style:text-properties style:font-name="DejaVu Sans" fo:language="fr" fo:country="FR" officeooo:rsid="0013ef56" officeooo:paragraph-rsid="0013ef56" style:font-size-asian="10.5pt"/>
    </style:style>
    <style:style style:name="P4" style:family="paragraph" style:parent-style-name="Standard">
      <style:paragraph-properties fo:text-align="start" style:justify-single-word="false"/>
      <style:text-properties style:font-name="DejaVu Sans" fo:language="fr" fo:country="FR" fo:font-style="normal" style:text-underline-style="none" fo:font-weight="normal" officeooo:rsid="02153263" officeooo:paragraph-rsid="02153263"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font-name="DejaVu Sans" fo:language="fr" fo:country="FR" fo:font-style="normal" style:text-underline-style="none" fo:font-weight="normal" officeooo:rsid="0216cead" officeooo:paragraph-rsid="0216cead"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DejaVu Sans" fo:language="fr" fo:country="FR" fo:font-style="normal" style:text-underline-style="none" fo:font-weight="normal" officeooo:rsid="02184234" officeooo:paragraph-rsid="02184234"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DejaVu Sans" fo:language="fr" fo:country="FR" fo:font-style="normal" style:text-underline-style="none" fo:font-weight="normal" officeooo:rsid="0219b024" officeooo:paragraph-rsid="0219b024"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DejaVu Sans" fo:language="fr" fo:country="FR" fo:font-style="normal" style:text-underline-style="none" fo:font-weight="normal" officeooo:rsid="021c3b2e" officeooo:paragraph-rsid="021c3b2e"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DejaVu Sans" fo:language="fr" fo:country="FR" fo:font-style="normal" style:text-underline-style="none" fo:font-weight="normal" officeooo:rsid="021dd8ab" officeooo:paragraph-rsid="021dd8ab"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DejaVu Sans" fo:language="fr" fo:country="FR" fo:font-style="normal" style:text-underline-style="none" fo:font-weight="normal" officeooo:rsid="021f7fbe" officeooo:paragraph-rsid="021f7fbe"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DejaVu Sans" fo:language="fr" fo:country="FR" fo:font-style="normal" style:text-underline-style="none" fo:font-weight="normal" officeooo:rsid="02213b1b" officeooo:paragraph-rsid="02213b1b"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DejaVu Sans" fo:language="fr" fo:country="FR" fo:font-style="normal" style:text-underline-style="none" fo:font-weight="normal" officeooo:rsid="0222164c" officeooo:paragraph-rsid="0222164c"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DejaVu Sans" fo:language="fr" fo:country="FR" fo:font-style="normal" style:text-underline-style="none" fo:font-weight="normal" officeooo:rsid="02283d9d" officeooo:paragraph-rsid="02283d9d"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DejaVu Sans" fo:language="fr" fo:country="FR" fo:font-style="normal" style:text-underline-style="none" fo:font-weight="normal" officeooo:rsid="022c1eae" officeooo:paragraph-rsid="022c1eae"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DejaVu Sans" fo:language="fr" fo:country="FR" fo:font-style="normal" style:text-underline-style="none" fo:font-weight="normal" officeooo:rsid="022da0c6" officeooo:paragraph-rsid="022da0c6"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DejaVu Sans" fo:language="fr" fo:country="FR" fo:font-style="normal" style:text-underline-style="none" fo:font-weight="normal" officeooo:rsid="0230584f" officeooo:paragraph-rsid="0230584f"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DejaVu Sans" fo:language="fr" fo:country="FR" fo:font-style="normal" style:text-underline-style="none" fo:font-weight="normal" officeooo:rsid="0230c9cd" officeooo:paragraph-rsid="0230c9cd"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DejaVu Sans" fo:language="fr" fo:country="FR" fo:font-style="normal" style:text-underline-style="none" fo:font-weight="normal" officeooo:rsid="0231415e" officeooo:paragraph-rsid="0231415e"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font-name="DejaVu Sans" fo:language="fr" fo:country="FR" fo:font-style="normal" style:text-underline-style="none" fo:font-weight="normal" officeooo:rsid="023168ce" officeooo:paragraph-rsid="023168c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DejaVu Sans" fo:language="fr" fo:country="FR" fo:font-style="normal" style:text-underline-style="none" fo:font-weight="normal" officeooo:rsid="023298f1" officeooo:paragraph-rsid="023298f1"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DejaVu Sans" fo:language="fr" fo:country="FR" fo:font-style="normal" style:text-underline-style="none" fo:font-weight="normal" officeooo:rsid="0233fe79" officeooo:paragraph-rsid="0233fe79"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DejaVu Sans" fo:language="fr" fo:country="FR" fo:font-style="normal" style:text-underline-style="none" fo:font-weight="normal" officeooo:rsid="02353904" officeooo:paragraph-rsid="02353904"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DejaVu Sans" fo:language="fr" fo:country="FR" fo:font-style="normal" style:text-underline-style="none" fo:font-weight="normal" officeooo:rsid="02353904" officeooo:paragraph-rsid="02370acc"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DejaVu Sans" fo:language="fr" fo:country="FR" fo:font-style="normal" style:text-underline-style="none" fo:font-weight="normal" officeooo:rsid="0238afdd" officeooo:paragraph-rsid="0238afdd"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DejaVu Sans" fo:language="fr" fo:country="FR" fo:font-style="normal" style:text-underline-style="none" fo:font-weight="normal" officeooo:rsid="02394fa7" officeooo:paragraph-rsid="02394fa7"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DejaVu Sans" fo:language="fr" fo:country="FR" fo:font-style="normal" style:text-underline-style="none" fo:font-weight="normal" officeooo:rsid="02399dcb" officeooo:paragraph-rsid="02399dcb"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DejaVu Sans" fo:language="fr" fo:country="FR" fo:font-style="normal" style:text-underline-style="none" fo:font-weight="normal" officeooo:rsid="023b9494" officeooo:paragraph-rsid="023b9494"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DejaVu Sans" fo:language="fr" fo:country="FR" fo:font-style="normal" style:text-underline-style="none" fo:font-weight="normal" officeooo:rsid="023d92bb" officeooo:paragraph-rsid="023d92bb"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DejaVu Sans" fo:language="fr" fo:country="FR" fo:font-style="normal" style:text-underline-style="none" fo:font-weight="normal" officeooo:rsid="023db97f" officeooo:paragraph-rsid="023db97f"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DejaVu Sans" fo:language="fr" fo:country="FR" fo:font-style="normal" style:text-underline-style="none" fo:font-weight="normal" officeooo:rsid="023f99cb" officeooo:paragraph-rsid="023f99cb"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DejaVu Sans" fo:language="fr" fo:country="FR" fo:font-style="normal" style:text-underline-style="none" fo:font-weight="normal" officeooo:rsid="023ff84b" officeooo:paragraph-rsid="023ff84b"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DejaVu Sans" fo:language="fr" fo:country="FR" fo:font-style="normal" style:text-underline-style="none" fo:font-weight="normal" officeooo:rsid="0240486b" officeooo:paragraph-rsid="0240486b"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DejaVu Sans" fo:language="fr" fo:country="FR" fo:font-style="normal" style:text-underline-style="none" fo:font-weight="normal" officeooo:rsid="0240704d" officeooo:paragraph-rsid="0240704d"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DejaVu Sans" fo:language="fr" fo:country="FR" fo:font-style="normal" style:text-underline-style="none" fo:font-weight="normal" officeooo:rsid="0241b47d" officeooo:paragraph-rsid="0241b47d"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DejaVu Sans" fo:language="fr" fo:country="FR" fo:font-style="normal" style:text-underline-style="none" fo:font-weight="normal" officeooo:rsid="0242dc5c" officeooo:paragraph-rsid="0242dc5c"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DejaVu Sans" fo:language="fr" fo:country="FR" fo:font-style="normal" style:text-underline-style="none" fo:font-weight="normal" officeooo:rsid="0242eedc" officeooo:paragraph-rsid="0242eedc"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DejaVu Sans" fo:language="fr" fo:country="FR" fo:font-style="normal" style:text-underline-style="none" fo:font-weight="normal" officeooo:rsid="02440957" officeooo:paragraph-rsid="02440957"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DejaVu Sans" fo:language="fr" fo:country="FR" fo:font-style="normal" style:text-underline-style="none" fo:font-weight="normal" officeooo:rsid="0246354f" officeooo:paragraph-rsid="0246354f"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DejaVu Sans" fo:language="fr" fo:country="FR" fo:font-style="normal" style:text-underline-style="none" fo:font-weight="normal" officeooo:rsid="0246976d" officeooo:paragraph-rsid="0246976d"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DejaVu Sans" fo:language="fr" fo:country="FR" fo:font-style="normal" style:text-underline-style="none" fo:font-weight="normal" officeooo:rsid="0249a9ea" officeooo:paragraph-rsid="0249a9ea"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DejaVu Sans" fo:language="fr" fo:country="FR" fo:font-style="normal" style:text-underline-style="none" fo:font-weight="normal" officeooo:rsid="024b103a" officeooo:paragraph-rsid="024b103a"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font-name="DejaVu Sans" fo:language="fr" fo:country="FR" fo:font-style="normal" style:text-underline-style="none" fo:font-weight="normal" officeooo:rsid="024ca970" officeooo:paragraph-rsid="024ca970"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font-name="DejaVu Sans" fo:language="fr" fo:country="FR" fo:font-style="normal" style:text-underline-style="none" fo:font-weight="normal" officeooo:rsid="024e0165" officeooo:paragraph-rsid="024e0165"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font-name="DejaVu Sans" fo:language="fr" fo:country="FR" fo:font-style="normal" style:text-underline-style="none" fo:font-weight="normal" officeooo:rsid="024ea4d5" officeooo:paragraph-rsid="024ea4d5"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font-name="DejaVu Sans" fo:language="fr" fo:country="FR" fo:font-style="normal" style:text-underline-style="none" fo:font-weight="normal" officeooo:rsid="024f1b28" officeooo:paragraph-rsid="024f1b28"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font-name="DejaVu Sans" fo:language="fr" fo:country="FR" fo:font-style="normal" style:text-underline-style="none" fo:font-weight="normal" officeooo:rsid="024f96c0" officeooo:paragraph-rsid="024f96c0"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font-name="DejaVu Sans" fo:language="fr" fo:country="FR" fo:font-style="normal" style:text-underline-style="none" fo:font-weight="normal" officeooo:rsid="02513bd2" officeooo:paragraph-rsid="02513bd2"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font-name="DejaVu Sans" fo:language="fr" fo:country="FR" fo:font-style="normal" style:text-underline-style="none" fo:font-weight="normal" officeooo:rsid="02518d9a" officeooo:paragraph-rsid="02518d9a"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style:font-name="DejaVu Sans" fo:language="fr" fo:country="FR" fo:font-style="normal" style:text-underline-style="none" fo:font-weight="normal" officeooo:rsid="0253420c" officeooo:paragraph-rsid="0253420c"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style:font-name="DejaVu Sans" fo:language="fr" fo:country="FR" fo:font-style="normal" style:text-underline-style="solid" style:text-underline-width="auto" style:text-underline-color="font-color" fo:font-weight="normal" officeooo:rsid="0222164c" officeooo:paragraph-rsid="0222164c"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font-name="DejaVu Sans" fo:language="fr" fo:country="FR" fo:font-style="normal" style:text-underline-style="solid" style:text-underline-type="double" style:text-underline-width="auto" style:text-underline-color="font-color" fo:font-weight="normal" officeooo:rsid="0242eedc" officeooo:paragraph-rsid="0242eedc"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style:font-name="DejaVu Sans" fo:font-size="15pt" fo:language="fr" fo:country="FR" fo:font-weight="bold" officeooo:rsid="0013ef56" officeooo:paragraph-rsid="0013ef56" style:font-size-asian="15pt" style:font-weight-asian="bold" style:font-size-complex="15pt" style:font-weight-complex="bold"/>
    </style:style>
    <style:style style:name="P53" style:family="paragraph" style:parent-style-name="Standard">
      <style:paragraph-properties fo:text-align="center" style:justify-single-word="false"/>
      <style:text-properties style:font-name="DejaVu Sans" fo:font-size="13pt" fo:language="fr" fo:country="FR" fo:font-weight="bold" officeooo:rsid="0013ef56" officeooo:paragraph-rsid="0013ef56" style:font-size-asian="13pt" style:font-weight-asian="bold" style:font-size-complex="13pt" style:font-weight-complex="bold"/>
    </style:style>
    <style:style style:name="P54" style:family="paragraph" style:parent-style-name="Standard">
      <style:paragraph-properties fo:text-align="start" style:justify-single-word="false" fo:break-before="page"/>
      <style:text-properties style:font-name="DejaVu Sans" fo:language="fr" fo:country="FR" fo:font-style="normal" style:text-underline-style="none" fo:font-weight="normal" officeooo:rsid="02298ffd" officeooo:paragraph-rsid="02298ffd" style:font-style-asian="normal" style:font-weight-asian="normal" style:font-style-complex="normal" style:font-weight-complex="normal"/>
    </style:style>
    <style:style style:name="P55" style:family="paragraph" style:parent-style-name="Standard" style:list-style-name="L1">
      <style:paragraph-properties fo:text-align="start" style:justify-single-word="false"/>
      <style:text-properties style:font-name="DejaVu Sans" fo:language="fr" fo:country="FR" fo:font-style="normal" style:text-underline-style="none" fo:font-weight="normal" officeooo:rsid="0222164c" officeooo:paragraph-rsid="0222164c"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style:font-name="DejaVu Sans" fo:language="fr" fo:country="FR" fo:font-style="normal" style:text-underline-style="none" fo:font-weight="normal" officeooo:rsid="02370acc" officeooo:paragraph-rsid="02370acc"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2134466"/>
    </style:style>
    <style:style style:name="T3" style:family="text">
      <style:text-properties officeooo:rsid="0223e8bd"/>
    </style:style>
    <style:style style:name="T4" style:family="text">
      <style:text-properties officeooo:rsid="02249cd0"/>
    </style:style>
    <style:style style:name="T5" style:family="text">
      <style:text-properties officeooo:rsid="0226082d"/>
    </style:style>
    <style:style style:name="T6" style:family="text">
      <style:text-properties officeooo:rsid="0228412d"/>
    </style:style>
    <style:style style:name="T7" style:family="text">
      <style:text-properties officeooo:rsid="022c1eae"/>
    </style:style>
    <style:style style:name="T8" style:family="text">
      <style:text-properties officeooo:rsid="0231415e"/>
    </style:style>
    <style:style style:name="T9" style:family="text">
      <style:text-properties officeooo:rsid="0233fe79"/>
    </style:style>
    <style:style style:name="T10" style:family="text">
      <style:text-properties officeooo:rsid="023d92bb"/>
    </style:style>
    <style:style style:name="T11" style:family="text">
      <style:text-properties officeooo:rsid="023f99cb"/>
    </style:style>
    <style:style style:name="T12" style:family="text">
      <style:text-properties officeooo:rsid="0242eedc"/>
    </style:style>
    <style:style style:name="T13" style:family="text">
      <style:text-properties officeooo:rsid="02458895"/>
    </style:style>
    <style:style style:name="T14" style:family="text">
      <style:text-properties officeooo:rsid="0248514b"/>
    </style:style>
    <style:style style:name="T15" style:family="text">
      <style:text-properties officeooo:rsid="0252ea1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RÉSEAUX OPÉRÉS AVANCÉS</text:p>
      <text:p text:style-name="P1"/>
      <text:p text:style-name="P53">Une brève introduction à <text:span text:style-name="T2">l’architecture des réseaux ADSL</text:span></text:p>
      <text:p text:style-name="P2"/>
      <text:p text:style-name="P3"/>
      <text:p text:style-name="P4"># 12</text:p>
      <text:p text:style-name="P5">Réseau téléphonique commuté est la seule technologie qui arrivait chez tous les usagers. </text:p>
      <text:p text:style-name="P5">Premières technos utilisées sur la base de modem (modulateur) avec le but de moduler et de démoduler les données de l’usager.</text:p>
      <text:p text:style-name="P5">100110 transformé par modulateur en signal électrique et dans le réseau commuté on le transforme en 0 et 1 (débit 64kbit/s) puis dans le réseau téléphonique commuté c’est mis en signal électrique et c’est démodulé pour être en bit</text:p>
      <text:p text:style-name="P5">Permettait d’avoir des débits inférieurs à 64 kbit/s</text:p>
      <text:p text:style-name="P6">Ça années 80/90</text:p>
      <text:p text:style-name="P7">Réseau téléphonique pas conditionné pour de la donnée</text:p>
      <text:p text:style-name="P8">Besoin d’utiliser l’infrastructure déjà présente car trop de coûts pour déployer quelque chose de nouveau</text:p>
      <text:p text:style-name="P8"/>
      <text:p text:style-name="P9">Utiliser l’existant, les fils de cuivre déjà présents</text:p>
      <text:p text:style-name="P9">Problème du coeur de réseau : peut évoluer </text:p>
      <text:p text:style-name="P9"/>
      <text:p text:style-name="P9">Retenu pour les particuliers : ADSL technologie asymétrique</text:p>
      <text:p text:style-name="P10">ADSL conçue pour qu’on puisse fournir à bas coûts à tous les usagers un débit acceptable : 8Mbps down 1.3Mbps up</text:p>
      <text:p text:style-name="P10"/>
      <text:p text:style-name="P11">READSL pour les personnes excentrées</text:p>
      <text:p text:style-name="P11"/>
      <text:p text:style-name="P12">ADSL2 et ADSL2+ qui permettent de monter en débit mais pas utilisable pour les personnes loin des équipements</text:p>
      <text:p text:style-name="P12"/>
      <text:p text:style-name="P12"># 19</text:p>
      <text:p text:style-name="P12">Canaux simplex descendants : unidirectionnel, acheminer de la donnée de façon descendante vers l’usager</text:p>
      <text:p text:style-name="P12">duplex dans chaque sens</text:p>
      <text:p text:style-name="P12"/>
      <text:p text:style-name="P50">Itinéraires :</text:p>
      <text:list xml:id="list2145110937" text:style-name="L1">
        <text:list-item>
          <text:p text:style-name="P55"><text:span text:style-name="T1">FastPath </text:span>: les données sont codées avec un codage bloc, permet une certaine protection. <text:span text:style-name="T4">Code détecteur d’erreur. Permet de faire vite, rapide mais ne garantit pas du sans erreur.</text:span> <text:span text:style-name="T5">S’il y a une erreur et qu’on veut la corriger, ça va faire perdre du temps.</text:span></text:p>
        </text:list-item>
        <text:list-item>
          <text:p text:style-name="P55"><text:span text:style-name="T1">Interleaved </text:span>: <text:span text:style-name="T3">autre technique de codage que les codages blocs. Au fur et à mesure que les données circule, calcul en permanence des bits de redondance et génère des bits de contrôle rajoutés au fur et à mesure dans les données. Code correcteur d’erreur → récepteur corrige les données en annulant les erreurs détectées. Plus lent mais va corriger des erreurs, va délivrer des données quasi error-free.</text:span></text:p>
        </text:list-item>
      </text:list>
      <text:p text:style-name="P12"/>
      <text:p text:style-name="P13">Choix fait → mode asynchrone, <text:span text:style-name="T6">ATM pour l’accès du particulier</text:span></text:p>
      <text:p text:style-name="P54"># 2<text:span text:style-name="T7">3</text:span></text:p>
      <text:p text:style-name="P14">But de remplacer l’usage du fil de cuivre et de fournir des services intégrés (télé/téléphonie/réseau). Besoin de fournir des services avec de la qualité de service. </text:p>
      <text:p text:style-name="P15">IP ne permettait pas ça à l’époque donc il restait ATM (au dessus d’ADSL).</text:p>
      <text:p text:style-name="P15"/>
      <text:p text:style-name="P15"># 26</text:p>
      <text:p text:style-name="P16">Réseau téléphonique longtemps gardé par l’opérateur national</text:p>
      <text:p text:style-name="P17">Contrainte pour cet opérateur qui a du donner accès à ses infrastructures pour les autres opérateurs privés, <text:span text:style-name="T8">loue ses services à l’opérateur alternatif.</text:span></text:p>
      <text:p text:style-name="P17"/>
      <text:p text:style-name="P18"># 27</text:p>
      <text:p text:style-name="P19">Plus on extrait les données proche de l’usager, mieux c’est mais plus on a besoin d’équipement.</text:p>
      <text:p text:style-name="P19"/>
      <text:p text:style-name="P20"># 34</text:p>
      <text:p text:style-name="P20">Multiplexeur, plein de modem ADSL côté réseau commutateur</text:p>
      <text:p text:style-name="P20">ATU-C équipement de l’opérateur historique</text:p>
      <text:p text:style-name="P20"/>
      <text:p text:style-name="P20"># <text:span text:style-name="T9">42</text:span></text:p>
      <text:p text:style-name="P21">On s’intéresse à au moins deux entités :</text:p>
      <text:p text:style-name="P21">FAI &amp; NTP</text:p>
      <text:p text:style-name="P21">Exploiter le fil de cuivre : contrat avec NTP</text:p>
      <text:p text:style-name="P21">Contrat pour avoir internet : contrat avec FAI</text:p>
      <text:p text:style-name="P21"/>
      <text:p text:style-name="P21"># 45</text:p>
      <text:p text:style-name="P23">Mettre en relation le FAI et le client</text:p>
      <text:p text:style-name="P56">FAI va amener internet jusqu’à un point de présence d’un opérateur alternatif (CTS/CTP)</text:p>
      <text:p text:style-name="P22"/>
      <text:p text:style-name="P24"># 46</text:p>
      <text:p text:style-name="P25">Options de statut des opérateurs définies</text:p>
      <text:p text:style-name="P25"/>
      <text:p text:style-name="P26">Dégroupage</text:p>
      <text:p text:style-name="P26"><text:tab/>Opérateurs peuvent amener leurs équipements au bout des fils de cuivre</text:p>
      <text:p text:style-name="P26"/>
      <text:p text:style-name="P27"># 51</text:p>
      <text:p text:style-name="P27">On peut dégrouper la voix</text:p>
      <text:p text:style-name="P27"/>
      <text:p text:style-name="P27"># <text:span text:style-name="T10">55</text:span></text:p>
      <text:p text:style-name="P28">ADSL fondé sur la notion de supertrame</text:p>
      <text:p text:style-name="P29">Modulation sous fréquences porteuses, relativement étroites, <text:span text:style-name="T11">porteuses dites orthogonales :</text:span></text:p>
      <text:p text:style-name="P30">Les transmissions de chaque porteuses n’interfèrent pas les unes avec les autres, dizaines dans un sens et centaines dans l’autre</text:p>
      <text:p text:style-name="P30"><text:line-break/>Sur chaque porteuse il y a des modulations</text:p>
      <text:p text:style-name="P31">Qualité liée à la fréquence, sur chaque porteuse regarde la qualité et peut choisir la modulation et le codage de chaque portage.</text:p>
      <text:p text:style-name="P31">Certaines porteuses marchent moins bien et ont moins de bits à traiter</text:p>
      <text:p text:style-name="P31"/>
      <text:p text:style-name="P32">On a un train binaire avec des 0 et des 1 et on en fait des trames à la SDH.</text:p>
      <text:p text:style-name="P33"><text:soft-page-break/>Trames de longueur fixe, envoyées périodiquement. Flux constant de trames les unes après les autres.</text:p>
      <text:p text:style-name="P34">Trames groupées en supertrame</text:p>
      <text:p text:style-name="P34">Comporte 9 trames avec certaines trames qui ont des rôles particuliers.</text:p>
      <text:p text:style-name="P34"/>
      <text:p text:style-name="P35"># <text:span text:style-name="T12">59</text:span></text:p>
      <text:p text:style-name="P36">Dans chaque canal, il y a des cellules ATM et au dessus de ça il y a l’AL et au dessus l’accès à internet avec qualité de service de type ABR ou UBR</text:p>
      <text:p text:style-name="P36"/>
      <text:p text:style-name="P36"># 60</text:p>
      <text:p text:style-name="P36">PPP protocole point à point capable d’exploiter une ligne de communication et de transférer des paquets</text:p>
      <text:p text:style-name="P36"/>
      <text:p text:style-name="P36">Deux sous protocoles</text:p>
      <text:p text:style-name="P36">- un pour configurer la ligne</text:p>
      <text:p text:style-name="P36">- un pour configurer le protocole de niveau réseau que va procurer PPP</text:p>
      <text:p text:style-name="P51"/>
      <text:p text:style-name="P37">Met en place des mécanismes d’authentification <text:span text:style-name="T13">et d’identification</text:span></text:p>
      <text:p text:style-name="P38">Définit les services auquel on a le droit</text:p>
      <text:p text:style-name="P38"/>
      <text:p text:style-name="P39"># 6<text:span text:style-name="T14">8</text:span></text:p>
      <text:p text:style-name="P40">L’opérateur historique en ATM les données au fournisseur d’accès</text:p>
      <text:p text:style-name="P40"/>
      <text:p text:style-name="P41"># 69</text:p>
      <text:p text:style-name="P42">Plus réaliste</text:p>
      <text:p text:style-name="P42">FAI (gauche) disait à l’opérateur comment envoyer le trafic</text:p>
      <text:p text:style-name="P43">Opérateur doit extraire le contenu de la connexion ATM et amener àa au fournisseur d’accès en réseau paquet : réseau IP.</text:p>
      <text:p text:style-name="P44">Besoin de mettre le PPP dans quelque chose qui va arriver au point d’entrée du FAI → protocole L2TP</text:p>
      <text:p text:style-name="P44"/>
      <text:p text:style-name="P45">Protocole qui a pour but d’amener l’extrémité de la connexion PPP plus loin que la ligne au dessus de laquelle elle fonctionne</text:p>
      <text:p text:style-name="P45"/>
      <text:p text:style-name="P46">Entités qui communiquent avec PPP : BAS (point d’entrée dans le réseau) et box ADSL</text:p>
      <text:p text:style-name="P46"/>
      <text:p text:style-name="P47">1 2 3 4 (piles)</text:p>
      <text:p text:style-name="P47">4 PC va établir une connexion PPP où il va s’identifier et voir son adresse IP</text:p>
      <text:p text:style-name="P47">Message part par 3 et 2.</text:p>
      <text:p text:style-name="P47">Dans la trame PPP, regarde le fournisseur du client, et son adresse IP par rapport à son identifiant. Va construire un tunnel L2TP vers 1 avec le point d’entrée dans le réseau du FAI dont il a eu connaissance. Établie une connexion L2TP (il peut y en avoir déjà une ouverte) et les paquets sont routés vers 1.</text:p>
      <text:p text:style-name="P47">Là dés-encapsulé et le FAI a accès à la demande de connexion, va demander mot de passe et repasse par le même chemin.</text:p>
      <text:p text:style-name="P47"/>
      <text:p text:style-name="P47">Permet au FAI d’avoir des équipements relativement loin et d’utiliser les services de l’opérateur national pour acheminer jusqu’à lui le trafic sans intervenir dessus et de fournir un service sans forcément avoir accès au dégroupage.</text:p>
      <text:p text:style-name="P47"/>
      <text:p text:style-name="P48"><text:soft-page-break/>Si à 4 on découvre l’adresse IP de 2. On envoie un paquet IP à destination de l’interface gauche de 2. Adresse source adresse 4.</text:p>
      <text:p text:style-name="P48">Est dans un paquet IP ou l’adresse destination va être <text:span text:style-name="T15">l’adresse 2, comme l’adresse source. Paquet arrive à 1. Dés-encapsulation. Maintenant paquet IP va être routé en fonction de la source et de la destination.</text:span></text:p>
      <text:p text:style-name="P49">Donc en aucun cas routé avant. Le FAI le route et le route et le renvoie au travers de son réseau paquet.</text:p>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4:11:58.698710938</meta:creation-date>
    <dc:date>2019-10-30T09:31:22.777011438</dc:date>
    <meta:editing-duration>PT14H42M7S</meta:editing-duration>
    <meta:editing-cycles>513</meta:editing-cycles>
    <meta:generator>LibreOffice/6.0.7.3$Linux_X86_64 LibreOffice_project/00m0$Build-3</meta:generator>
    <meta:document-statistic meta:table-count="0" meta:image-count="0" meta:object-count="0" meta:page-count="4" meta:paragraph-count="86" meta:word-count="1069" meta:character-count="6171" meta:non-whitespace-character-count="5185"/>
  </office:meta>
</office:document-meta>
</file>